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936cm" fo:min-width="3.876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5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76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pt"/>
    </style:style>
    <style:style style:name="P3" style:family="paragraph">
      <loext:graphic-properties draw:fill="none" draw:fill-color="#ffffff"/>
      <style:paragraph-properties fo:line-height="0.5cm" fo:text-align="center"/>
      <style:text-properties fo:font-size="20pt"/>
    </style:style>
    <style:style style:name="P4" style:family="paragraph">
      <loext:graphic-properties draw:fill="none"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  <style:text-properties fo:font-size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1.4cm" svg:x="8.2cm" svg:y="1.9cm">
          <text:p text:style-name="P1"><text:span text:style-name="T1">Acces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76cm" svg:height="2.186cm" svg:x="0cm" svg:y="2.081cm">
          <draw:text-box>
            <text:p text:style-name="P1"><text:span text:style-name="T1">Sender:</text:span></text:p>
          </draw:text-box>
        </draw:frame>
        <draw:custom-shape draw:style-name="gr1" draw:text-style-name="P2" draw:layer="layout" svg:width="4.6cm" svg:height="1.4cm" svg:x="12.8cm" svg:y="1.9cm">
          <text:p text:style-name="P1"><text:span text:style-name="T1">Transmi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14.8cm" svg:y="4.935cm">
          <text:p text:style-name="P1"><text:span text:style-name="T1">Re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19.4cm" svg:y="4.95cm">
          <text:p text:style-name="P1"><text:span text:style-name="T1">Receiv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8cm" svg:y1="1.9cm" svg:x2="12.8cm" svg:y2="4cm">
          <text:p/>
        </draw:line>
        <draw:line draw:style-name="gr4" draw:text-style-name="P2" draw:layer="layout" svg:x1="12.8cm" svg:y1="3.3cm" svg:x2="14.9cm" svg:y2="5cm">
          <text:p/>
        </draw:line>
        <draw:line draw:style-name="gr4" draw:text-style-name="P2" draw:layer="layout" svg:x1="17.4cm" svg:y1="3.3cm" svg:x2="19.5cm" svg:y2="5cm">
          <text:p/>
        </draw:line>
        <draw:line draw:style-name="gr5" draw:text-style-name="P2" draw:layer="layout" svg:x1="3.6cm" svg:y1="1.3cm" svg:x2="24.3cm" svg:y2="1.3cm">
          <text:p/>
        </draw:line>
        <draw:line draw:style-name="gr3" draw:text-style-name="P2" draw:layer="layout" svg:x1="12.8cm" svg:y1="1.15cm" svg:x2="12.8cm" svg:y2="1.45cm">
          <text:p/>
        </draw:line>
        <draw:line draw:style-name="gr3" draw:text-style-name="P2" draw:layer="layout" svg:x1="19.4cm" svg:y1="1.15cm" svg:x2="19.4cm" svg:y2="1.45cm">
          <text:p/>
        </draw:line>
        <draw:frame draw:style-name="gr6" draw:text-style-name="P4" draw:layer="layout" svg:width="4.316cm" svg:height="1.047cm" svg:x="9.801cm" svg:y="3.869cm">
          <draw:text-box>
            <text:p><text:span text:style-name="T1">Propagation</text:span></text:p>
          </draw:text-box>
        </draw:frame>
        <draw:custom-shape draw:style-name="gr1" draw:text-style-name="P2" draw:layer="layout" svg:width="4.6cm" svg:height="1.4cm" svg:x="3.6cm" svg:y="1.9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043cm" svg:height="1.047cm" svg:x="21.886cm" svg:y="1.438cm">
          <draw:text-box>
            <text:p><text:span text:style-name="T1">Time</text:span></text:p>
          </draw:text-box>
        </draw:frame>
        <draw:frame draw:style-name="gr8" draw:text-style-name="P5" draw:layer="layout" svg:width="4.376cm" svg:height="1.047cm" svg:x="0cm" svg:y="5.154cm">
          <draw:text-box>
            <text:p text:style-name="P1"><text:span text:style-name="T1">Receiver:</text:span></text:p>
          </draw:text-box>
        </draw:frame>
        <draw:frame draw:style-name="gr9" draw:text-style-name="P6" draw:layer="layout" svg:width="1.04cm" svg:height="1.189cm" svg:x="12.46cm" svg:y="-0.0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6" draw:layer="layout" svg:width="1.04cm" svg:height="1.188cm" svg:x="19.05cm" svg:y="-0.0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7-04-27T18:21:45.652304721</dc:date>
    <meta:editing-duration>PT4H33M10S</meta:editing-duration>
    <meta:editing-cycles>33</meta:editing-cycles>
    <meta:generator>LibreOffice/5.1.6.2$Linux_X86_64 LibreOffice_project/10m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ubsup>
      <mi mathvariant="normal">t</mi>
      <mi mathvariant="normal">s</mi>
      <mi mathvariant="normal">m</mi>
    </msubsup>
    <annotation encoding="StarMath 5.0">t^m_{s}</annotation>
  </semantics>
</math>
</file>

<file path=Object 2/content.xml><?xml version="1.0" encoding="utf-8"?>
<math xmlns="http://www.w3.org/1998/Math/MathML" display="block">
  <semantics>
    <msubsup>
      <mi mathvariant="normal">t</mi>
      <mi mathvariant="normal">r</mi>
      <mi mathvariant="normal">m</mi>
    </msubsup>
    <annotation encoding="StarMath 5.0">t^m_{r}</annotation>
  </semantics>
</math>
</file>